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cm" svg:height="0.3cm" svg:x="5.776cm" svg:y="1.4cm">
          <text:p text:style-name="P1"><text:span text:style-name="T1">ML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8.638cm" svg:y="1.4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15.195cm" svg:y="1.4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0.538cm" svg:y="1.4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9.6cm" svg:y="1.4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2.338cm" svg:y="1.4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1.4cm" svg:y="1.4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7.938cm" svg:y="1.4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7cm" svg:y="1.4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4.238cm" svg:y="1.4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0T22:36:35.099186329</dc:date>
    <meta:editing-duration>PT8M22S</meta:editing-duration>
    <meta:editing-cycles>3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8.753cm" svg:y="0cm" style:legend-expansion="custom" chartooo:width="12.247cm" chartooo:height="0.996cm" style:legend-expansion-aspect-ratio="12.2961847389558" chart:style-name="ch2"/>
        <chart:plot-area chart:style-name="ch3" chart:data-source-has-labels="both" svg:x="1.011cm" svg:y="1.484cm" svg:width="19.677cm" svg:height="8.272cm">
          <chartooo:coordinate-region svg:x="1.976cm" svg:y="1.736cm" svg:width="18.712cm" svg:height="5.362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cm" svg:y="6.149cm" chart:style-name="ch6">
              <text:p>number of comparisons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15.3751471690035">
                <text:p>15.3751471690035</text:p>
              </table:table-cell>
              <table:table-cell office:value-type="float" office:value="8.89743046517963">
                <text:p>8.89743046517963</text:p>
              </table:table-cell>
              <table:table-cell office:value-type="float" office:value="14.7378645112312">
                <text:p>14.7378645112312</text:p>
              </table:table-cell>
              <table:table-cell office:value-type="float" office:value="12.8946238503085">
                <text:p>12.8946238503085</text:p>
              </table:table-cell>
              <table:table-cell office:value-type="float" office:value="13.806055508831">
                <text:p>13.806055508831</text:p>
              </table:table-cell>
              <table:table-cell office:value-type="float" office:value="10.6075429487287">
                <text:p>10.6075429487287</text:p>
              </table:table-cell>
              <table:table-cell office:value-type="float" office:value="16.7108777747076">
                <text:p>16.7108777747076</text:p>
              </table:table-cell>
              <table:table-cell office:value-type="float" office:value="13.0154461569491">
                <text:p>13.0154461569491</text:p>
              </table:table-cell>
              <table:table-cell office:value-type="float" office:value="9.00594497442278">
                <text:p>9.00594497442278</text:p>
              </table:table-cell>
              <table:table-cell office:value-type="float" office:value="29.6747605917756">
                <text:p>29.6747605917756</text:p>
              </table:table-cell>
              <table:table-cell office:value-type="float" office:value="32.3801827562628">
                <text:p>32.3801827562628</text:p>
              </table:table-cell>
              <table:table-cell office:value-type="float" office:value="16.250763175329">
                <text:p>16.250763175329</text:p>
              </table:table-cell>
              <table:table-cell office:value-type="float" office:value="16.2703713598718">
                <text:p>16.2703713598718</text:p>
              </table:table-cell>
              <table:table-cell office:value-type="float" office:value="11.07330846725">
                <text:p>11.07330846725</text:p>
              </table:table-cell>
              <table:table-cell office:value-type="float" office:value="33.2754830498669">
                <text:p>33.2754830498669</text:p>
              </table:table-cell>
              <table:table-cell office:value-type="float" office:value="15.2013958495749">
                <text:p>15.2013958495749</text:p>
              </table:table-cell>
              <table:table-cell office:value-type="float" office:value="8.52640272819311">
                <text:p>8.52640272819311</text:p>
              </table:table-cell>
              <table:table-cell office:value-type="float" office:value="32.3835894400879">
                <text:p>32.3835894400879</text:p>
              </table:table-cell>
              <table:table-cell office:value-type="float" office:value="NaN">
                <text:p>NaN</text:p>
              </table:table-cell>
              <table:table-cell office:value-type="float" office:value="15.5813927724659">
                <text:p>15.5813927724659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33.6176816868244">
                <text:p>33.6176816868244</text:p>
              </table:table-cell>
              <table:table-cell office:value-type="float" office:value="37.7425017402621">
                <text:p>37.7425017402621</text:p>
              </table:table-cell>
              <table:table-cell office:value-type="float" office:value="32.7993122850891">
                <text:p>32.7993122850891</text:p>
              </table:table-cell>
              <table:table-cell office:value-type="float" office:value="30.7484576619737">
                <text:p>30.7484576619737</text:p>
              </table:table-cell>
              <table:table-cell office:value-type="float" office:value="32.2119428090833">
                <text:p>32.2119428090833</text:p>
              </table:table-cell>
              <table:table-cell office:value-type="float" office:value="34.3489657244937">
                <text:p>34.3489657244937</text:p>
              </table:table-cell>
              <table:table-cell office:value-type="float" office:value="35.0253292806484">
                <text:p>35.0253292806484</text:p>
              </table:table-cell>
              <table:table-cell office:value-type="float" office:value="33.3815150343715">
                <text:p>33.3815150343715</text:p>
              </table:table-cell>
              <table:table-cell office:value-type="float" office:value="37.4595603484032">
                <text:p>37.4595603484032</text:p>
              </table:table-cell>
              <table:table-cell office:value-type="float" office:value="34.1367962287646">
                <text:p>34.1367962287646</text:p>
              </table:table-cell>
              <table:table-cell office:value-type="float" office:value="38.3446260956051">
                <text:p>38.3446260956051</text:p>
              </table:table-cell>
              <table:table-cell office:value-type="float" office:value="36.6817786206986">
                <text:p>36.6817786206986</text:p>
              </table:table-cell>
              <table:table-cell office:value-type="float" office:value="36.9982942518342">
                <text:p>36.9982942518342</text:p>
              </table:table-cell>
              <table:table-cell office:value-type="float" office:value="39.9449227873253">
                <text:p>39.9449227873253</text:p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25.7415450866837">
                <text:p>25.7415450866837</text:p>
              </table:table-cell>
              <table:table-cell office:value-type="float" office:value="44.0920232322694">
                <text:p>44.0920232322694</text:p>
              </table:table-cell>
              <table:table-cell office:value-type="float" office:value="38.2025321806768">
                <text:p>38.2025321806768</text:p>
              </table:table-cell>
              <table:table-cell office:value-type="float" office:value="NaN">
                <text:p>NaN</text:p>
              </table:table-cell>
              <table:table-cell office:value-type="float" office:value="35.4362655374285">
                <text:p>35.4362655374285</text:p>
              </table:table-cell>
            </table:table-row>
            <table:table-row>
              <table:table-cell office:value-type="string">
                <text:p>SWITCH</text:p>
              </table:table-cell>
              <table:table-cell office:value-type="float" office:value="15.3751471690035">
                <text:p>15.3751471690035</text:p>
              </table:table-cell>
              <table:table-cell office:value-type="float" office:value="16.6898701613147">
                <text:p>16.6898701613147</text:p>
              </table:table-cell>
              <table:table-cell office:value-type="float" office:value="16.0094672442281">
                <text:p>16.0094672442281</text:p>
              </table:table-cell>
              <table:table-cell office:value-type="float" office:value="14.2256672165601">
                <text:p>14.2256672165601</text:p>
              </table:table-cell>
              <table:table-cell office:value-type="float" office:value="31.3456686291001">
                <text:p>31.3456686291001</text:p>
              </table:table-cell>
              <table:table-cell office:value-type="float" office:value="12.4228258510443">
                <text:p>12.4228258510443</text:p>
              </table:table-cell>
              <table:table-cell office:value-type="float" office:value="18.8772220687114">
                <text:p>18.8772220687114</text:p>
              </table:table-cell>
              <table:table-cell office:value-type="float" office:value="25.7777703077466">
                <text:p>25.7777703077466</text:p>
              </table:table-cell>
              <table:table-cell office:value-type="float" office:value="37.44089589382">
                <text:p>37.44089589382</text:p>
              </table:table-cell>
              <table:table-cell office:value-type="float" office:value="34.1338314210323">
                <text:p>34.1338314210323</text:p>
              </table:table-cell>
              <table:table-cell office:value-type="float" office:value="38.058680922484">
                <text:p>38.058680922484</text:p>
              </table:table-cell>
              <table:table-cell office:value-type="float" office:value="33.390057286863">
                <text:p>33.390057286863</text:p>
              </table:table-cell>
              <table:table-cell office:value-type="float" office:value="16.2590682093755">
                <text:p>16.2590682093755</text:p>
              </table:table-cell>
              <table:table-cell office:value-type="float" office:value="39.9112257584736">
                <text:p>39.9112257584736</text:p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15.4673868656495">
                <text:p>15.4673868656495</text:p>
              </table:table-cell>
              <table:table-cell office:value-type="float" office:value="43.8842116481057">
                <text:p>43.8842116481057</text:p>
              </table:table-cell>
              <table:table-cell office:value-type="float" office:value="36.9005093952781">
                <text:p>36.9005093952781</text:p>
              </table:table-cell>
              <table:table-cell office:value-type="float" office:value="NaN">
                <text:p>NaN</text:p>
              </table:table-cell>
              <table:table-cell office:value-type="float" office:value="24.721481574049">
                <text:p>24.7214815740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